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12" svg:font-family="'LM Mono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07bb" officeooo:paragraph-rsid="000a07bb"/>
    </style:style>
    <style:style style:name="P2" style:family="paragraph" style:parent-style-name="Standard">
      <style:text-properties officeooo:rsid="000b0f2d" officeooo:paragraph-rsid="000b0f2d"/>
    </style:style>
    <style:style style:name="P3" style:family="paragraph" style:parent-style-name="Standard">
      <style:text-properties officeooo:rsid="000b6e23" officeooo:paragraph-rsid="00168346"/>
    </style:style>
    <style:style style:name="P4" style:family="paragraph" style:parent-style-name="Standard">
      <style:text-properties officeooo:rsid="000ccea8" officeooo:paragraph-rsid="000ccea8"/>
    </style:style>
    <style:style style:name="P5" style:family="paragraph" style:parent-style-name="Standard">
      <style:text-properties officeooo:rsid="000e8ec7" officeooo:paragraph-rsid="000e8ec7"/>
    </style:style>
    <style:style style:name="P6" style:family="paragraph" style:parent-style-name="Standard" style:list-style-name="L1">
      <style:text-properties officeooo:rsid="000e8ec7" officeooo:paragraph-rsid="000e8ec7"/>
    </style:style>
    <style:style style:name="P7" style:family="paragraph" style:parent-style-name="Standard" style:list-style-name="L1">
      <style:text-properties officeooo:rsid="0010971a" officeooo:paragraph-rsid="0010971a"/>
    </style:style>
    <style:style style:name="P8" style:family="paragraph" style:parent-style-name="Standard">
      <style:text-properties officeooo:rsid="0011b82c" officeooo:paragraph-rsid="0011b82c"/>
    </style:style>
    <style:style style:name="P9" style:family="paragraph" style:parent-style-name="Standard" style:list-style-name="L2">
      <style:text-properties officeooo:rsid="0013f004" officeooo:paragraph-rsid="0013f004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rsid="00168346" officeooo:paragraph-rsid="00168346" style:font-size-asian="14pt" style:font-size-complex="14pt"/>
    </style:style>
    <style:style style:name="P11" style:family="paragraph" style:parent-style-name="Standard" style:list-style-name="L2">
      <style:text-properties officeooo:rsid="00180102" officeooo:paragraph-rsid="00180102"/>
    </style:style>
    <style:style style:name="P12" style:family="paragraph" style:parent-style-name="Standard" style:list-style-name="L2">
      <style:text-properties officeooo:rsid="001ce638" officeooo:paragraph-rsid="001ce638"/>
    </style:style>
    <style:style style:name="P13" style:family="paragraph" style:parent-style-name="Standard" style:list-style-name="L2">
      <style:paragraph-properties fo:break-before="page"/>
      <style:text-properties officeooo:rsid="0022c524" officeooo:paragraph-rsid="0022c524"/>
    </style:style>
    <style:style style:name="P14" style:family="paragraph">
      <loext:graphic-properties draw:fill="solid" draw:fill-color="#cccccc"/>
      <style:text-properties style:font-name="LM Mono 12" fo:font-size="12pt"/>
    </style:style>
    <style:style style:name="P15" style:family="paragraph">
      <loext:graphic-properties draw:fill="solid" draw:fill-color="#cccccc"/>
      <style:text-properties style:font-name="LM Mono 12"/>
    </style:style>
    <style:style style:name="T1" style:family="text">
      <style:text-properties officeooo:rsid="000adad4"/>
    </style:style>
    <style:style style:name="T2" style:family="text">
      <style:text-properties officeooo:rsid="000b0f2d"/>
    </style:style>
    <style:style style:name="T3" style:family="text">
      <style:text-properties officeooo:rsid="000b8542"/>
    </style:style>
    <style:style style:name="T4" style:family="text">
      <style:text-properties officeooo:rsid="000e8ec7"/>
    </style:style>
    <style:style style:name="T5" style:family="text">
      <style:text-properties fo:font-weight="bold" officeooo:rsid="000e8ec7" style:font-weight-asian="bold" style:font-weight-complex="bold"/>
    </style:style>
    <style:style style:name="T6" style:family="text">
      <style:text-properties officeooo:rsid="000fd6d9"/>
    </style:style>
    <style:style style:name="T7" style:family="text">
      <style:text-properties officeooo:rsid="00103e59"/>
    </style:style>
    <style:style style:name="T8" style:family="text">
      <style:text-properties officeooo:rsid="0010852e"/>
    </style:style>
    <style:style style:name="T9" style:family="text">
      <style:text-properties officeooo:rsid="0010971a"/>
    </style:style>
    <style:style style:name="T10" style:family="text">
      <style:text-properties officeooo:rsid="0014cc4c"/>
    </style:style>
    <style:style style:name="T11" style:family="text">
      <style:text-properties officeooo:rsid="0016834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4cc4c" style:font-weight-asian="normal" style:font-weight-complex="normal"/>
    </style:style>
    <style:style style:name="T14" style:family="text">
      <style:text-properties fo:font-weight="normal" officeooo:rsid="000b8542" style:font-weight-asian="normal" style:font-weight-complex="normal"/>
    </style:style>
    <style:style style:name="T15" style:family="text">
      <style:text-properties fo:font-weight="normal" officeooo:rsid="001eeab9" style:font-weight-asian="normal" style:font-weight-complex="normal"/>
    </style:style>
    <style:style style:name="T16" style:family="text">
      <style:text-properties fo:font-weight="normal" officeooo:rsid="002127e4" style:font-weight-asian="normal" style:font-weight-complex="normal"/>
    </style:style>
    <style:style style:name="T17" style:family="text">
      <style:text-properties fo:font-weight="normal" officeooo:rsid="0022c524" style:font-weight-asian="normal" style:font-weight-complex="normal"/>
    </style:style>
    <style:style style:name="T18" style:family="text">
      <style:text-properties fo:font-weight="normal" officeooo:rsid="002484bc" style:font-weight-asian="normal" style:font-weight-complex="normal"/>
    </style:style>
    <style:style style:name="T19" style:family="text">
      <style:text-properties fo:font-weight="normal" officeooo:rsid="00250a4d" style:font-weight-asian="normal" style:font-weight-complex="normal"/>
    </style:style>
    <style:style style:name="T20" style:family="text">
      <style:text-properties officeooo:rsid="00192b43"/>
    </style:style>
    <style:style style:name="T21" style:family="text">
      <style:text-properties officeooo:rsid="001cb955"/>
    </style:style>
    <style:style style:name="T22" style:family="text">
      <style:text-properties style:font-name="LM Mono 12" fo:font-size="12pt"/>
    </style:style>
    <style:style style:name="T23" style:family="text">
      <style:text-properties style:font-name="LM Mono 1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cccccc" fo:min-height="1.13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0.2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cccccc" fo:min-height="0.62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a terminal window:</text:p>
      <text:p text:style-name="P1"/>
      <text:p text:style-name="P1">‘<text:span text:style-name="T1">Change directory’ to the ‘Fram</text:span><text:span text:style-name="T2">Workshop’ directory,</text:span></text:p>
      <text:p text:style-name="P1"><draw:frame text:anchor-type="paragraph" draw:z-index="0" draw:name="Text Frame 1" draw:style-name="gr3" draw:text-style-name="P15" svg:width="16.294cm" svg:height="0.629cm" svg:x="0.34cm" svg:y="0.22cm"><draw:text-box><text:p><text:span text:style-name="T23">cd FramWorkshop</text:span></text:p></draw:text-box></draw:frame></text:p>
      <text:p text:style-name="P1"/>
      <text:p text:style-name="P2">then again into the ‘wave’ directory.</text:p>
      <text:p text:style-name="P2"><draw:frame text:anchor-type="paragraph" draw:z-index="1" draw:name="Text Frame 2" draw:style-name="gr3" draw:text-style-name="P15" svg:width="16.294cm" svg:height="0.629cm" svg:x="0.34cm" svg:y="0.22cm"><draw:text-box><text:p><text:span text:style-name="T23">cd wave</text:span></text:p></draw:text-box></draw:frame></text:p>
      <text:p text:style-name="P2"/>
      <text:p text:style-name="P2"/>
      <text:p text:style-name="P3"><text:span text:style-name="T12">Run a simulation of a travelling wave, by running the python program ‘wave.py’, </text:span><text:span text:style-name="T14">which will show its output as an animation.</text:span><text:span text:style-name="T3"> </text:span><text:span text:style-name="T11">The simulation represents the string without any friction, air resistance, etc.</text:span></text:p>
      <text:p text:style-name="P2"><draw:frame text:anchor-type="paragraph" draw:z-index="2" draw:name="Text Frame 3" draw:style-name="gr3" draw:text-style-name="P15" svg:width="16.294cm" svg:height="0.629cm" svg:x="0.34cm" svg:y="0.277cm"><draw:text-box><text:p><text:span text:style-name="T23">python wave.py</text:span></text:p></draw:text-box></draw:frame></text:p>
      <text:p text:style-name="P2"/>
      <text:p text:style-name="P2"/>
      <text:p text:style-name="P4">Look at the source code using the text editor ‘kate’.</text:p>
      <text:p text:style-name="P2"><draw:frame text:anchor-type="paragraph" draw:z-index="3" draw:name="Text Frame 4" draw:style-name="gr2" draw:text-style-name="P14" svg:width="16.294cm" svg:height="0.567cm" svg:x="0.34cm" svg:y="0.277cm"><draw:text-box><text:p><text:span text:style-name="T22">kate wave.py</text:span></text:p></draw:text-box></draw:frame></text:p>
      <text:p text:style-name="P2"/>
      <text:p text:style-name="P5">At the top of the file we import some packages that we will use<text:note text:id="ftn0" text:note-class="footnote"><text:note-citation>1</text:note-citation><text:note-body><text:p text:style-name="Footnote">‘<text:span text:style-name="T4">numpy’ (‘</text:span><text:span text:style-name="T5">Num</text:span><text:span text:style-name="T4">erical </text:span><text:span text:style-name="T5">Py</text:span><text:span text:style-name="T4">thon’) is the standard Python package for numerical/scientific computing, providing arrays and many maths functions.<text:line-break/>‘matplotlib’ is one of the standard Python plotting packages.<text:line-break/>‘animatplot’ is a helper package for making animations using matplotlib </text:span><text:span text:style-name="T6">more easily</text:span><text:span text:style-name="T4">.</text:span></text:p></text:note-body></text:note>, <text:span text:style-name="T7">then define some functions </text:span><text:span text:style-name="T8">(</text:span><text:a xlink:type="simple" xlink:href="https://www.w3schools.com/programming/prog_functions.php" text:style-name="Internet_20_link" text:visited-style-name="Visited_20_Internet_20_Link"><text:span text:style-name="T8">https://www.w3schools.com/programming/prog_functions.php</text:span></text:a><text:span text:style-name="T8">):</text:span></text:p>
      <text:list text:style-name="L1">
        <text:list-item>
          <text:p text:style-name="P6">‘<text:span text:style-name="T8">simulate_wave’ runs our wave simulation and outputs the displacement ‘d’ and velocity ‘v’ along with the simulation grids.</text:span></text:p>
        </text:list-item>
        <text:list-item>
          <text:p text:style-name="P6">‘<text:span text:style-name="T9">animate_results’ take ‘d’ and the grids as inputs, and create the animation that you saw already.</text:span></text:p>
        </text:list-item>
        <text:list-item>
          <text:p text:style-name="P7">we will come back to ‘animate_results_with_error’ later.</text:p>
        </text:list-item>
      </text:list>
      <text:p text:style-name="P2"/>
      <text:p text:style-name="P8">Finally, in the last 10 lines we define some input parameters, and call functions to run and animate the simulation.</text:p>
      <text:p text:style-name="P2"/>
      <text:p text:style-name="P10">Things to do</text:p>
      <text:p text:style-name="P2"/>
      <text:list text:style-name="L2">
        <text:list-item>
          <text:p text:style-name="P11">We might expect decreasing the timestep size to make the simulation more accurate. Try changing the setting. What do you see? <text:span text:style-name="T21">[</text:span><text:span text:style-name="T20">Hint: if you decrease the timestep a lot, the animation will take a long time to play. The value of ‘timesteps_per_frame’ sets how many timesteps to jump forward for each frame of the animation (it started at timesteps_per_frame=1 so that every timestep was shown), so increasing this value will speed up the animation.</text:span><text:span text:style-name="T21">]</text:span></text:p>
          <text:p text:style-name="P12">What about increasing the timestep? Is any change you see gradual, or does it appear suddenly for some special value of the timestep?</text:p>
        </text:list-item>
        <text:list-item>
          <text:p text:style-name="P9">The length of the string is 1 m (defined at the top of the ‘simulate_wave’ function). <text:span text:style-name="T10">For the number of grid points in your simulation (‘n_gridpoints’),</text:span><text:span text:style-name="T13"> what is the grid spacing? </text:span><text:span text:style-name="T15">How does it compare to the timesteps you used in part 1?<text:line-break/></text:span><text:span text:style-name="T16">If you change the number of grid points, does it change any special value </text:span><text:span text:style-name="T17">from </text:span><text:span text:style-name="T16">part 1?</text:span></text:p>
        </text:list-item>
        <text:list-item>
          <text:p text:style-name="P13"><draw:frame text:anchor-type="paragraph" draw:z-index="4" draw:name="Text Frame 6" draw:style-name="gr1" draw:text-style-name="P14" svg:width="16.294cm" svg:height="1.131cm" svg:x="1.282cm" svg:y="2.72cm"><draw:text-box><text:p><text:span text:style-name="T22">#animate_results(time, grid, d, timesteps_per_frame)</text:span></text:p><text:p><text:span text:style-name="T22">animate_results_with_error(time, grid, d, exact_d, timesteps_per_frame)</text:span></text:p></draw:text-box></draw:frame><text:span text:style-name="T16">T</text:span><text:span text:style-name="T12">he exact solution for our wave is that the initial profile travels to the right at speed wave_speed without changing shape. This exact solution is output from ‘simulate_wave’ in the ‘exact_d’ variable. Enable the ‘animate_results_with_error’ line by deleting the ‘#’ character that turns the line into a ‘comment’ </text:span><text:span text:style-name="T18">to see a comparison of our simulation to the exact solution.</text:span><text:span text:style-name="T12"><text:line-break/><text:line-break/><text:line-break/><text:line-break/></text:span><text:span text:style-name="T19">Can you increase the number of grid points in the simulation to get a good match to the exact solution? Be careful, if you increase the number too much, the simulation might take a long time! [Hint: you can stop a running simulation by pressing Ctrl-C.]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12" svg:font-family="'LM Mono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1:35:54.707609190</meta:creation-date>
    <meta:generator>LibreOffice/24.2.7.2$Linux_X86_64 LibreOffice_project/420$Build-2</meta:generator>
    <dc:date>2026-03-18T18:22:29.985155101</dc:date>
    <meta:editing-duration>PT6H36M3S</meta:editing-duration>
    <meta:editing-cycles>26</meta:editing-cycles>
    <meta:document-statistic meta:table-count="0" meta:image-count="0" meta:object-count="0" meta:page-count="2" meta:paragraph-count="16" meta:word-count="447" meta:character-count="2752" meta:non-whitespace-character-count="2324"/>
  </office:meta>
</office:document-meta>
</file>